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/>
      <style:text-properties fo:language="ro" fo:country="RO"/>
    </style:style>
    <style:style style:name="P51" style:parent-style-name="Standard" style:family="paragraph">
      <style:paragraph-properties fo:margin-bottom="0in"/>
      <style:text-properties fo:language="ro" fo:country="RO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Stanislav Octavian-George</text:p>
      <text:p text:style-name="Standard">Reviewer Group:216</text:p>
      <text:p text:style-name="Standard">Initial C application was created by (Name/Group):Sas Alexia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 application functionalities that are missing, are incomplete or buggy.</text:span></text:p>
            <text:p text:style-name="P11"/>
            <text:p text:style-name="P12"/>
          </table:table-cell>
          <table:table-cell table:style-name="TableCell13">
            <text:p text:style-name="P14">Toate functionalitatile sunt implementate corect. Nu au fost identificate functionalitati lipsa, incomplete sau cu erori.</text:p>
          </table:table-cell>
        </table:table-row>
        <table:table-row table:style-name="TableRow15">
          <table:table-cell table:style-name="TableCell16">
            <text:p text:style-name="P17"><text:span text:style-name="T18">List of program functions (except UI) that are not covered by tests.</text:span></text:p>
            <text:p text:style-name="P19"/>
            <text:p text:style-name="P20"/>
          </table:table-cell>
          <table:table-cell table:style-name="TableCell21">
            <text:p text:style-name="P22">Toate functionalitatile sunt acoperite de teste. Nu au fost identificate functii neacoperite.</text:p>
          </table:table-cell>
        </table:table-row>
        <table:table-row table:style-name="TableRow23">
          <table:table-cell table:style-name="TableCell24">
            <text:p text:style-name="P25"><text:span text:style-name="T26">List of program functions lacking specification.</text:span></text:p>
            <text:p text:style-name="P27"/>
            <text:p text:style-name="P28"/>
          </table:table-cell>
          <table:table-cell table:style-name="TableCell29">
            <text:p text:style-name="P30">Majoritatea functiilor nu au specificatii.</text:p>
          </table:table-cell>
        </table:table-row>
        <table:table-row table:style-name="TableRow31">
          <table:table-cell table:style-name="TableCell32">
            <text:p text:style-name="P33"><text:span text:style-name="T34">Is there a clear separation between each module’s specification and its implementation?</text:span></text:p>
            <text:p text:style-name="P35"/>
            <text:p text:style-name="P36"><text:span text:style-name="T37">Please detail…</text:span></text:p>
            <text:p text:style-name="P38"/>
          </table:table-cell>
          <table:table-cell table:style-name="TableCell39">
            <text:p text:style-name="P40">Separarea este in mare parte respectata, dar exista o problema la nivelul repository-ului. Functiile adauga_repo si modifica_repo primesc ca parametri toate datele unei cheltuieli si creeaza obiectul in repository. Acest lucru nu este corect, deoarece crearea obiectelor ar trebui sa fie responsabilitatea service-ului, nu a repository-ului.</text:p>
          </table:table-cell>
        </table:table-row>
        <table:table-row table:style-name="TableRow41">
          <table:table-cell table:style-name="TableCell42">
            <text:p text:style-name="P43"><text:span text:style-name="T44">Is the application correctly layered?</text:span></text:p>
            <text:p text:style-name="P45"/>
            <text:p text:style-name="P46"><text:span text:style-name="T47">Please detail…</text:span></text:p>
            <text:p text:style-name="P48"/>
          </table:table-cell>
          <table:table-cell table:style-name="TableCell49">
            <text:p text:style-name="P50">Aplicatia este in general corect organizata pe straturi, existand o separare buna intre acestea.</text:p>
            <text:p text:style-name="P51">Totusi, problema mentionata anterior afecteaza partial arhitectura, deoarece unele responsabilitati ale service-ului sunt mutate in repository.</text:p>
            <text:p text:style-name="P52"/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Da, memoria este gestionata corect. Toata memoria alocata este eliberata corespunzator si nu exista pointeri dangling sau memory leaks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 unclear to you (you don’t understand their role or how they work – usually a sign of bad design).</text:span></text:p>
            <text:p text:style-name="P67"/>
          </table:table-cell>
          <table:table-cell table:style-name="TableCell68">
            <text:p text:style-name="P69">In ui nu a fost clar ce trebuie introdus atunci cand doresti sa stergi o anumita cheltuiala.</text:p>
          </table:table-cell>
        </table:table-row>
        <table:table-row table:style-name="TableRow70">
          <table:table-cell table:style-name="TableCell71">
            <text:p text:style-name="P72"><text:span text:style-name="T73">List the problems present in the reviewed application and indicate the number of man-hours you require for fix</text:span><text:bookmark-start text:name="_GoBack"/><text:bookmark-end text:name="_GoBack"/><text:span text:style-name="T74">ing them.</text:span></text:p>
            <text:p text:style-name="P75"/>
            <text:p text:style-name="P76"/>
          </table:table-cell>
          <table:table-cell table:style-name="TableCell77">
            <text:p text:style-name="P78">Probleme identificate:<text:s/></text:p>
            <text:p text:style-name="P79">-Lipsa specificatiilor pentru majoritatea functiilor<text:s/></text:p>
            <text:p text:style-name="P80">-Responsabilitati plasate gresit in repository (adauga_repo, modifica_repo)<text:s/></text:p>
            <text:p text:style-name="P81">-Usoara incalcare a arhitecturii pe straturi<text:s/></text:p>
            <text:p text:style-name="P82">Timp estimat pentru rezolvare: 6 o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Octavian Stanislav</dc:creator>
    <meta:creation-date>2013-03-25T08:05:00Z</meta:creation-date>
    <dc:date>2026-03-27T11:56:00Z</dc:date>
    <meta:template xlink:href="Normal.dotm" xlink:type="simple"/>
    <meta:editing-cycles>15</meta:editing-cycles>
    <meta:editing-duration>PT5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33" meta:character-count="2265" meta:row-count="16" meta:non-whitespace-character-count="1936"/>
  </office:meta>
</office:document-meta>
</file>